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8.399cm" fo:margin-left="0.041cm" fo:margin-top="0cm" fo:margin-bottom="0cm" table:align="left" style:writing-mode="lr-tb"/>
    </style:style>
    <style:style style:name="Таблица1.A" style:family="table-column">
      <style:table-column-properties style:column-width="18.3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8.399cm" fo:margin-left="0.041cm" fo:margin-top="0cm" fo:margin-bottom="0cm" table:align="left" style:writing-mode="lr-tb"/>
    </style:style>
    <style:style style:name="Таблица2.A" style:family="table-column">
      <style:table-column-properties style:column-width="18.39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18.399cm" fo:margin-left="0.041cm" fo:margin-top="0cm" fo:margin-bottom="0cm" table:align="left" style:writing-mode="lr-tb"/>
    </style:style>
    <style:style style:name="Таблица3.A" style:family="table-column">
      <style:table-column-properties style:column-width="18.39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8.403cm" fo:margin-left="0.041cm" fo:margin-top="0cm" fo:margin-bottom="0cm" table:align="left" style:writing-mode="lr-tb"/>
    </style:style>
    <style:style style:name="Таблица4.A" style:family="table-column">
      <style:table-column-properties style:column-width="9.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A2" style:family="table-cell">
      <style:table-cell-properties fo:padding-left="0.159cm" fo:padding-right="0.15cm" fo:padding-top="0.101cm" fo:padding-bottom="0.101cm" fo:border="0.5pt solid #000000"/>
    </style:style>
    <style:style style:name="Таблица4.B2" style:family="table-cell">
      <style:table-cell-properties fo:padding-left="0.159cm" fo:padding-right="0.15cm" fo:padding-top="0.101cm" fo:padding-bottom="0.101cm" fo:border="0.5pt solid #000000"/>
    </style:style>
    <style:style style:name="Таблица4.A3" style:family="table-cell">
      <style:table-cell-properties fo:padding-left="0.159cm" fo:padding-right="0.15cm" fo:padding-top="0.101cm" fo:padding-bottom="0.101cm" fo:border="0.5pt solid #000000"/>
    </style:style>
    <style:style style:name="Таблица4.B3" style:family="table-cell">
      <style:table-cell-properties fo:padding-left="0.159cm" fo:padding-right="0.15cm" fo:padding-top="0.101cm" fo:padding-bottom="0.101cm" fo:border="0.5pt solid #000000"/>
    </style:style>
    <style:style style:name="Таблица5" style:family="table">
      <style:table-properties style:width="18.403cm" fo:margin-left="0.041cm" fo:margin-top="0cm" fo:margin-bottom="0cm" table:align="left" style:writing-mode="lr-tb"/>
    </style:style>
    <style:style style:name="Таблица5.A" style:family="table-column">
      <style:table-column-properties style:column-width="9.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A2" style:family="table-cell">
      <style:table-cell-properties fo:padding-left="0.159cm" fo:padding-right="0.15cm" fo:padding-top="0.101cm" fo:padding-bottom="0.101cm" fo:border="0.5pt solid #000000"/>
    </style:style>
    <style:style style:name="Таблица5.B2" style:family="table-cell">
      <style:table-cell-properties fo:padding-left="0.159cm" fo:padding-right="0.15cm" fo:padding-top="0.101cm" fo:padding-bottom="0.101cm" fo:border="0.5pt solid #000000"/>
    </style:style>
    <style:style style:name="Таблица5.A3" style:family="table-cell">
      <style:table-cell-properties fo:padding-left="0.159cm" fo:padding-right="0.15cm" fo:padding-top="0.101cm" fo:padding-bottom="0.101cm" fo:border="0.5pt solid #000000"/>
    </style:style>
    <style:style style:name="Таблица5.B3" style:family="table-cell">
      <style:table-cell-properties fo:padding-left="0.159cm" fo:padding-right="0.15cm" fo:padding-top="0.101cm" fo:padding-bottom="0.101cm" fo:border="0.5pt solid #000000"/>
    </style:style>
    <style:style style:name="Таблица6" style:family="table">
      <style:table-properties style:width="18.399cm" fo:margin-left="0.041cm" fo:margin-top="0cm" fo:margin-bottom="0cm" table:align="left" style:writing-mode="lr-tb"/>
    </style:style>
    <style:style style:name="Таблица6.A" style:family="table-column">
      <style:table-column-properties style:column-width="18.3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8.399cm" fo:margin-left="0.041cm" fo:margin-top="0cm" fo:margin-bottom="0cm" table:align="left" style:writing-mode="lr-tb"/>
    </style:style>
    <style:style style:name="Таблица7.A" style:family="table-column">
      <style:table-column-properties style:column-width="18.39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8.403cm" fo:margin-left="0.041cm" fo:margin-top="0cm" fo:margin-bottom="0cm" table:align="left" style:writing-mode="lr-tb"/>
    </style:style>
    <style:style style:name="Таблица8.A" style:family="table-column">
      <style:table-column-properties style:column-width="9.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A2" style:family="table-cell">
      <style:table-cell-properties fo:padding-left="0.159cm" fo:padding-right="0.15cm" fo:padding-top="0.101cm" fo:padding-bottom="0.101cm" fo:border="0.5pt solid #000000"/>
    </style:style>
    <style:style style:name="Таблица8.B2" style:family="table-cell">
      <style:table-cell-properties fo:padding-left="0.159cm" fo:padding-right="0.15cm" fo:padding-top="0.101cm" fo:padding-bottom="0.101cm" fo:border="0.5pt solid #000000"/>
    </style:style>
    <style:style style:name="Таблица8.A3" style:family="table-cell">
      <style:table-cell-properties fo:padding-left="0.159cm" fo:padding-right="0.15cm" fo:padding-top="0.101cm" fo:padding-bottom="0.101cm" fo:border="0.5pt solid #000000"/>
    </style:style>
    <style:style style:name="Таблица8.B3" style:family="table-cell">
      <style:table-cell-properties fo:padding-left="0.159cm" fo:padding-right="0.15cm" fo:padding-top="0.101cm" fo:padding-bottom="0.101cm" fo:border="0.5pt solid #000000"/>
    </style:style>
    <style:style style:name="Таблица9" style:family="table">
      <style:table-properties style:width="18.403cm" fo:margin-left="0.041cm" fo:margin-top="0cm" fo:margin-bottom="0cm" table:align="left" style:writing-mode="lr-tb"/>
    </style:style>
    <style:style style:name="Таблица9.A" style:family="table-column">
      <style:table-column-properties style:column-width="9.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9.A2" style:family="table-cell">
      <style:table-cell-properties fo:padding-left="0.159cm" fo:padding-right="0.15cm" fo:padding-top="0.101cm" fo:padding-bottom="0.101cm" fo:border="0.5pt solid #000000"/>
    </style:style>
    <style:style style:name="Таблица9.B2" style:family="table-cell">
      <style:table-cell-properties fo:padding-left="0.159cm" fo:padding-right="0.15cm" fo:padding-top="0.101cm" fo:padding-bottom="0.101cm" fo:border="0.5pt solid #000000"/>
    </style:style>
    <style:style style:name="Таблица9.A3" style:family="table-cell">
      <style:table-cell-properties fo:padding-left="0.159cm" fo:padding-right="0.15cm" fo:padding-top="0.101cm" fo:padding-bottom="0.101cm" fo:border="0.5pt solid #000000"/>
    </style:style>
    <style:style style:name="Таблица9.B3" style:family="table-cell">
      <style:table-cell-properties fo:padding-left="0.159cm" fo:padding-right="0.15cm" fo:padding-top="0.101cm" fo:padding-bottom="0.101cm" fo:border="0.5pt solid #000000"/>
    </style:style>
    <style:style style:name="Таблица10" style:family="table">
      <style:table-properties style:width="18.524cm" fo:margin-left="0.041cm" fo:margin-top="0cm" fo:margin-bottom="0cm" table:align="left" style:writing-mode="lr-tb"/>
    </style:style>
    <style:style style:name="Таблица10.A" style:family="table-column">
      <style:table-column-properties style:column-width="8.047cm"/>
    </style:style>
    <style:style style:name="Таблица10.B" style:family="table-column">
      <style:table-column-properties style:column-width="10.476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0.A2" style:family="table-cell">
      <style:table-cell-properties fo:padding-left="0.159cm" fo:padding-right="0.15cm" fo:padding-top="0.101cm" fo:padding-bottom="0.101cm" fo:border="0.5pt solid #000000"/>
    </style:style>
    <style:style style:name="Таблица10.B2" style:family="table-cell">
      <style:table-cell-properties fo:padding-left="0.159cm" fo:padding-right="0.15cm" fo:padding-top="0.101cm" fo:padding-bottom="0.101cm" fo:border="0.5pt solid #000000"/>
    </style:style>
    <style:style style:name="Таблица10.A3" style:family="table-cell">
      <style:table-cell-properties fo:padding-left="0.159cm" fo:padding-right="0.15cm" fo:padding-top="0.101cm" fo:padding-bottom="0.101cm" fo:border="0.5pt solid #000000"/>
    </style:style>
    <style:style style:name="Таблица10.B3" style:family="table-cell">
      <style:table-cell-properties fo:padding-left="0.159cm" fo:padding-right="0.15cm" fo:padding-top="0.101cm" fo:padding-bottom="0.101cm" fo:border="0.5pt solid #000000"/>
    </style:style>
    <style:style style:name="Таблица11" style:family="table">
      <style:table-properties style:width="18.524cm" fo:margin-left="0.041cm" fo:margin-top="0cm" fo:margin-bottom="0cm" table:align="left" style:writing-mode="lr-tb"/>
    </style:style>
    <style:style style:name="Таблица11.A" style:family="table-column">
      <style:table-column-properties style:column-width="12.649cm"/>
    </style:style>
    <style:style style:name="Таблица11.B" style:family="table-column">
      <style:table-column-properties style:column-width="5.874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1.A2" style:family="table-cell">
      <style:table-cell-properties fo:padding-left="0.159cm" fo:padding-right="0.15cm" fo:padding-top="0.101cm" fo:padding-bottom="0.101cm" fo:border="0.5pt solid #000000"/>
    </style:style>
    <style:style style:name="Таблица11.B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0000" style:font-name="Consolas" fo:font-size="10.5pt" style:font-name-asian="Times New Roman1" style:font-size-asian="10.5pt" style:font-name-complex="Times New Roman1" style:font-size-complex="10.5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nsolas" style:font-name-asian="Times New Roman1" style:font-name-complex="Consolas1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nsolas" style:font-name-asian="Times New Roman1" style:font-name-complex="Consolas1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language="bg" fo:country="BG" style:font-name-asian="Times New Roman1" style:font-name-complex="Consolas1"/>
    </style:style>
    <style:style style:name="P9" style:family="paragraph" style:parent-style-name="Standard">
      <style:paragraph-properties fo:margin-left="0.25cm" fo:margin-right="0cm" fo:text-indent="0cm" style:auto-text-indent="false"/>
    </style:style>
    <style:style style:name="P10" style:family="paragraph" style:parent-style-name="Heading_20_1" style:master-page-name="Standard">
      <style:paragraph-properties fo:text-align="center" style:justify-single-word="false" style:page-number="auto"/>
    </style:style>
    <style:style style:name="P11" style:family="paragraph" style:parent-style-name="Heading_20_2" style:list-style-name="WWNum40">
      <style:paragraph-properties fo:margin-left="0.751cm" fo:margin-right="0cm" fo:text-indent="-0.751cm" style:auto-text-indent="false"/>
    </style:style>
    <style:style style:name="P12" style:family="paragraph" style:parent-style-name="HTML_20_Preformatted">
      <loext:graphic-properties draw:fill="solid" draw:fill-color="#ffffff"/>
      <style:paragraph-properties fo:margin-top="0cm" fo:margin-bottom="0cm" loext:contextual-spacing="false" fo:background-color="#ffffff"/>
    </style:style>
    <style:style style:name="P13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Code">
      <style:paragraph-properties fo:margin-top="0.141cm" fo:margin-bottom="0cm" loext:contextual-spacing="false" fo:line-height="100%"/>
    </style:style>
    <style:style style:name="P15" style:family="paragraph" style:parent-style-name="Code">
      <style:paragraph-properties fo:margin-top="0.141cm" fo:margin-bottom="0cm" loext:contextual-spacing="false" fo:line-height="100%"/>
      <style:text-properties fo:language="bg" fo:country="BG"/>
    </style:style>
    <style:style style:name="P16" style:family="paragraph" style:parent-style-name="Code">
      <style:paragraph-properties fo:margin-top="0.141cm" fo:margin-bottom="0.212cm" loext:contextual-spacing="true"/>
    </style:style>
    <style:style style:name="P17" style:family="paragraph" style:parent-style-name="Code">
      <style:paragraph-properties fo:margin-top="0.141cm" fo:margin-bottom="0cm" loext:contextual-spacing="true" fo:line-height="100%"/>
    </style:style>
    <style:style style:name="P18" style:family="paragraph" style:parent-style-name="List_20_Paragraph" style:list-style-name="WWNum48"/>
    <style:style style:name="P19" style:family="paragraph" style:parent-style-name="List_20_Paragraph" style:list-style-name="WWNum43"/>
    <style:style style:name="P20" style:family="paragraph" style:parent-style-name="List_20_Paragraph" style:list-style-name="WWNum45"/>
    <style:style style:name="P21" style:family="paragraph" style:parent-style-name="List_20_Paragraph" style:list-style-name="WWNum46"/>
    <style:style style:name="P22" style:family="paragraph" style:parent-style-name="Header">
      <style:paragraph-properties fo:margin-left="0cm" fo:margin-right="0cm" fo:text-indent="-2cm" style:auto-text-indent="false"/>
    </style:style>
    <style:style style:name="P23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24" style:family="paragraph" style:parent-style-name="Frame_20_contents">
      <style:paragraph-properties fo:margin-top="0.071cm" fo:margin-bottom="0.176cm" loext:contextual-spacing="false" fo:line-height="100%"/>
    </style:style>
    <style:style style:name="P25" style:family="paragraph" style:parent-style-name="Frame_20_contents">
      <style:paragraph-properties fo:margin-left="1cm" fo:margin-right="0cm" fo:line-height="100%" fo:text-indent="0.501cm" style:auto-text-indent="false"/>
    </style:style>
    <style:style style:name="P26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bg" fo:country="BG" fo:font-weight="bold" style:font-weight-asian="bold"/>
    </style:style>
    <style:style style:name="T4" style:family="text">
      <style:text-properties fo:color="#3333cc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weight="bold" style:font-weight-asian="bold"/>
    </style:style>
    <style:style style:name="T8" style:family="text">
      <style:text-properties style:font-name="Consolas" fo:font-weight="bold" style:font-name-asian="Times New Roman1" style:font-weight-asian="bold" style:font-name-complex="Consolas1" style:font-weight-complex="bold"/>
    </style:style>
    <style:style style:name="T9" style:family="text">
      <style:text-properties style:font-name="Consolas" fo:language="bg" fo:country="BG" fo:font-weight="bold" style:font-weight-asian="bold"/>
    </style:style>
    <style:style style:name="T10" style:family="text">
      <style:text-properties style:font-name="Consolas" fo:language="bg" fo:country="BG" fo:font-weight="bold" style:font-name-asian="Times New Roman1" style:font-weight-asian="bold" style:font-name-complex="Consolas1" style:font-weight-complex="bold"/>
    </style:style>
    <style:style style:name="T11" style:family="text">
      <style:text-properties style:font-name="Consolas" style:font-name-asian="Times New Roman1" style:font-name-complex="Consolas1"/>
    </style:style>
    <style:style style:name="T12" style:family="text">
      <style:text-properties style:font-name="Consolas" fo:font-size="11pt" style:font-size-asian="11pt" style:font-name-complex="Consolas1" style:font-size-complex="11pt"/>
    </style:style>
    <style:style style:name="T13" style:family="text">
      <style:text-properties style:font-name="Consolas" fo:font-size="11pt" fo:font-weight="bold" style:font-size-asian="11pt" style:font-weight-asian="bold" style:font-name-complex="Consolas1" style:font-size-complex="11pt" style:font-weight-complex="bold"/>
    </style:style>
    <style:style style:name="T14" style:family="text">
      <style:text-properties style:font-name="Consolas" fo:font-size="11pt" fo:language="bg" fo:country="BG" style:font-size-asian="11pt" style:font-name-complex="Consolas1" style:font-size-complex="11pt"/>
    </style:style>
    <style:style style:name="T15" style:family="text">
      <style:text-properties fo:color="#0000ff" style:font-name="Consolas" fo:font-size="10.5pt" style:font-name-asian="Times New Roman1" style:font-size-asian="10.5pt" style:font-name-complex="Times New Roman1" style:font-size-complex="10.5pt"/>
    </style:style>
    <style:style style:name="T16" style:family="text">
      <style:text-properties fo:color="#000000" style:font-name="Consolas" fo:font-size="10.5pt" style:font-name-asian="Times New Roman1" style:font-size-asian="10.5pt" style:font-name-complex="Times New Roman1" style:font-size-complex="10.5pt"/>
    </style:style>
    <style:style style:name="T17" style:family="text">
      <style:text-properties fo:color="#000000" style:font-name="Consolas" fo:font-size="10.5pt" fo:language="bg" fo:country="BG" style:font-name-asian="Times New Roman1" style:font-size-asian="10.5pt" style:font-name-complex="Times New Roman1" style:font-size-complex="10.5pt"/>
    </style:style>
    <style:style style:name="T18" style:family="text">
      <style:text-properties fo:color="#000000" style:font-name="Consolas" style:font-name-asian="Times New Roman1" style:font-name-complex="Consolas1"/>
    </style:style>
    <style:style style:name="T19" style:family="text">
      <style:text-properties fo:color="#795e26" style:font-name="Consolas" fo:font-size="10.5pt" style:font-name-asian="Times New Roman1" style:font-size-asian="10.5pt" style:font-name-complex="Times New Roman1" style:font-size-complex="10.5pt"/>
    </style:style>
    <style:style style:name="T20" style:family="text">
      <style:text-properties fo:color="#af00db" style:font-name="Consolas" fo:font-size="10.5pt" style:font-name-asian="Times New Roman1" style:font-size-asian="10.5pt" style:font-name-complex="Times New Roman1" style:font-size-complex="10.5pt"/>
    </style:style>
    <style:style style:name="T21" style:family="text">
      <style:text-properties fo:color="#002060" style:font-name="Consolas" fo:font-size="10.5pt" style:font-name-asian="Times New Roman1" style:font-size-asian="10.5pt" style:font-name-complex="Times New Roman1" style:font-size-complex="10.5pt"/>
    </style:style>
    <style:style style:name="T22" style:family="text">
      <style:text-properties fo:color="#001080" style:font-name="Consolas" fo:font-size="10.5pt" style:font-name-asian="Times New Roman1" style:font-size-asian="10.5pt" style:font-name-complex="Times New Roman1" style:font-size-complex="10.5pt"/>
    </style:style>
    <style:style style:name="T23" style:family="text">
      <style:text-properties fo:color="#008000" style:font-name="Consolas" fo:font-size="10.5pt" style:font-name-asian="Times New Roman1" style:font-size-asian="10.5pt" style:font-name-complex="Times New Roman1" style:font-size-complex="10.5pt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style:font-name="Calibri" style:font-name-complex="Calibri1"/>
    </style:style>
    <style:style style:name="T26" style:family="text">
      <style:text-properties fo:color="#00b050" fo:font-style="italic" style:font-style-asian="italic"/>
    </style:style>
    <style:style style:name="T27" style:family="text">
      <style:text-properties fo:color="#ff0000"/>
    </style:style>
    <style:style style:name="T28" style:family="text">
      <style:text-properties fo:color="#215868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fo:color="#0882de" fo:font-size="8.5pt" style:font-size-asian="8.5pt" style:font-size-complex="8.5pt"/>
    </style:style>
    <style:style style:name="T31" style:family="text">
      <style:text-properties fo:font-size="9pt" fo:language="bg" fo:country="BG" style:font-size-asian="9pt" style:font-size-complex="9pt"/>
    </style:style>
    <style:style style:name="T3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Lab: Advanced Functions</text:h>
      <text:p text:style-name="Standard">Problems for in-class lab for the <text:a xlink:type="simple" xlink:href="https://softuni.bg/courses/js-advanced" text:style-name="ListLabel_20_78" text:visited-style-name="ListLabel_20_78"><text:span text:style-name="Internet_20_link">"JavaScript Advanced" course @ SoftUni</text:span></text:a>. Submit your solutions in the SoftUni judge system at <text:span text:style-name="T4">https://judge.softuni.bg/Contests/2764/Advanced-Functions-Lab.</text:span></text:p>
      <text:list xml:id="list3382563208" text:style-name="WWNum40">
        <text:list-item>
          <text:h text:style-name="P11" text:outline-level="1">Area and Volume Calculator</text:h>
        </text:list-item>
      </text:list>
      <text:p text:style-name="Standard">Write a function which <text:span text:style-name="T5">calculates</text:span> the <text:span text:style-name="T5">area</text:span> and the <text:span text:style-name="T5">volume</text:span> of a figure, which is <text:span text:style-name="T5">defined</text:span> by its <text:span text:style-name="T5">coordinates</text:span> <text:span text:style-name="T1"><text:line-break/></text:span>(<text:span text:style-name="T7">x</text:span>, <text:span text:style-name="T7">y</text:span>, <text:span text:style-name="T7">z</text:span>)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>area()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T15">function</text:span><text:span text:style-name="T16"> </text:span><text:span text:style-name="T19">area</text:span><text:span text:style-name="T16">() {</text:span></text:p>
            <text:p text:style-name="P3"><text:span text:style-name="T17">    </text:span><text:span text:style-name="T20">return</text:span><text:span text:style-name="T16"> </text:span><text:bookmark-start text:name="_GoBack"/><text:span text:style-name="T21">Math.abs(</text:span><text:bookmark-end text:name="_GoBack"/><text:span text:style-name="T15">this</text:span><text:span text:style-name="T16">.</text:span><text:span text:style-name="T22">x</text:span><text:span text:style-name="T16"> * </text:span><text:span text:style-name="T15">this</text:span><text:span text:style-name="T16">.</text:span><text:span text:style-name="T22">y)</text:span><text:span text:style-name="T16">;</text:span></text:p>
            <text:p text:style-name="P3"><text:span text:style-name="T16">};</text:span>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3">vol()</text:p>
          </table:table-cell>
        </table:table-row>
        <table:table-row table:style-name="Таблица2.1">
          <table:table-cell table:style-name="Таблица2.A2" office:value-type="string">
            <text:p text:style-name="P3"><text:span text:style-name="T15">function</text:span><text:span text:style-name="T16"> </text:span><text:span text:style-name="T19">vol</text:span><text:span text:style-name="T16">() {</text:span></text:p>
            <text:p text:style-name="P3"><text:span text:style-name="T17">    </text:span><text:span text:style-name="T20">return</text:span><text:span text:style-name="T16"> </text:span><text:span text:style-name="T21">Math.abs(</text:span><text:span text:style-name="T15">this</text:span><text:span text:style-name="T16">.</text:span><text:span text:style-name="T22">x</text:span><text:span text:style-name="T16"> * </text:span><text:span text:style-name="T15">this</text:span><text:span text:style-name="T16">.</text:span><text:span text:style-name="T22">y</text:span><text:span text:style-name="T16"> * </text:span><text:span text:style-name="T15">this</text:span><text:span text:style-name="T16">.</text:span><text:span text:style-name="T22">z)</text:span><text:span text:style-name="T16">;</text:span></text:p>
            <text:p text:style-name="P3"><text:span text:style-name="T16">};</text:span></text:p>
          </table:table-cell>
        </table:table-row>
      </table:table>
      <text:p text:style-name="P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3">solve()</text:p>
          </table:table-cell>
        </table:table-row>
        <table:table-row table:style-name="Таблица3.1">
          <table:table-cell table:style-name="Таблица3.A2" office:value-type="string">
            <text:p text:style-name="P3"><text:span text:style-name="T15">function</text:span><text:span text:style-name="T16"> </text:span><text:span text:style-name="T19">solve</text:span><text:span text:style-name="T16">(</text:span><text:span text:style-name="T22">area</text:span><text:span text:style-name="T16">, </text:span><text:span text:style-name="T22">vol</text:span><text:span text:style-name="T16">, </text:span><text:span text:style-name="T22">input</text:span><text:span text:style-name="T16">) {</text:span></text:p>
            <text:p text:style-name="P3"><text:span text:style-name="T17">    </text:span><text:span text:style-name="T23">//ToDo....</text:span></text:p>
            <text:p text:style-name="P3"><text:span text:style-name="T16">}</text:span></text:p>
            <text:p text:style-name="P4"/>
          </table:table-cell>
        </table:table-row>
      </table:table>
      <text:p text:style-name="P1"/>
      <text:h text:style-name="Heading_20_3" text:outline-level="3">Input</text:h>
      <text:p text:style-name="Standard">You will receive <text:span text:style-name="T5">3</text:span> parameters - <text:s/>the <text:span text:style-name="T5">functions</text:span> <text:span text:style-name="T5">area</text:span> and <text:span text:style-name="T5">vol</text:span> and a <text:span text:style-name="T5">string</text:span>, which contains the figures' coordinates. </text:p>
      <text:p text:style-name="Standard"><text:span text:style-name="T24">For more information check the examples.</text:span></text:p>
      <text:h text:style-name="Heading_20_3" text:outline-level="3">Output</text:h>
      <text:p text:style-name="Standard">The output should be <text:span text:style-name="T5">returned</text:span> as an <text:span text:style-name="T5">array</text:span> <text:span text:style-name="T5">of objects</text:span>. Each object has <text:span text:style-name="T5">two</text:span> <text:span text:style-name="T5">properties</text:span>: the figure's <text:span text:style-name="T5">area</text:span> and <text:span text:style-name="T5">volume</text:span>.</text:p>
      <text:p text:style-name="Standard"><text:span text:style-name="T7">[</text:span></text:p>
      <text:p text:style-name="Standard"><text:span text:style-name="T9"><text:s text:c="2"/></text:span><text:span text:style-name="T7">{ area: ${area1}, volume: ${volume1} },</text:span></text:p>
      <text:p text:style-name="Standard"><text:span text:style-name="T9"><text:s text:c="2"/></text:span><text:span text:style-name="T7">{ area: ${area2}, volume: ${volume2} },</text:span></text:p>
      <text:p text:style-name="Standard"><text:span text:style-name="T9"><text:s text:c="2"/></text:span><text:span text:style-name="T7">. . .</text:span></text:p>
      <text:p text:style-name="Standard"><text:span text:style-name="T7">]</text:span></text:p>
      <text:h text:style-name="Heading_20_3" text:outline-level="3">Note:</text:h>
      <text:p text:style-name="Standard"><text:span text:style-name="T24">Submit only the solve function.</text:span></text:p>
      <text:h text:style-name="Heading_20_3" text:outline-level="3"><text:soft-page-break/>Examples</text:h>
      <table:table table:name="Таблица4" table:style-name="Таблица4"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13">Sample Input</text:p>
          </table:table-cell>
          <table:table-cell table:style-name="Таблица4.A1" office:value-type="string">
            <text:p text:style-name="P13">Output</text:p>
          </table:table-cell>
        </table:table-row>
        <table:table-row table:style-name="Таблица4.1">
          <table:table-cell table:style-name="Таблица4.A2" office:value-type="string">
            <text:p text:style-name="P14">area, vol, '[</text:p>
            <text:p text:style-name="P14">{"x":"1","y":"2","z":"10"},</text:p>
            <text:p text:style-name="P14">{"x":"7","y":"7","z":"10"},</text:p>
            <text:p text:style-name="P14">{"x":"5","y":"2","z":"10"}</text:p>
            <text:p text:style-name="P14">]'</text:p>
          </table:table-cell>
          <table:table-cell table:style-name="Таблица4.B2" office:value-type="string">
            <text:p text:style-name="P14">[</text:p>
            <text:p text:style-name="P14"><text:span text:style-name="T1"><text:s text:c="2"/></text:span>{ area: 2, volume: 20 },</text:p>
            <text:p text:style-name="P14"><text:span text:style-name="T1"><text:s text:c="2"/></text:span>{ area: 49, volume: 490 },</text:p>
            <text:p text:style-name="P14"><text:span text:style-name="T1"><text:s text:c="2"/></text:span>{ area: 10, volume: 100 }</text:p>
            <text:p text:style-name="P14">]</text:p>
          </table:table-cell>
        </table:table-row>
        <table:table-row table:style-name="Таблица4.1">
          <table:table-cell table:style-name="Таблица4.A3" office:value-type="string">
            <text:p text:style-name="P14">area, vol, '[</text:p>
            <text:p text:style-name="P14">{"x":"10","y":"-22","z":"10"},</text:p>
            <text:p text:style-name="P14">{"x":"47","y":"7","z":"-5"},</text:p>
            <text:p text:style-name="P14">{"x":"55","y":"8","z":"0"},</text:p>
            <text:p text:style-name="P14">{"x":"100","y":"100","z":"100"},</text:p>
            <text:p text:style-name="P14">{"x":"55","y":"80","z":"250"}</text:p>
            <text:p text:style-name="P14">]'</text:p>
          </table:table-cell>
          <table:table-cell table:style-name="Таблица4.B3" office:value-type="string">
            <text:p text:style-name="P14">[</text:p>
            <text:p text:style-name="P14"><text:span text:style-name="T1"><text:s text:c="2"/></text:span>{ area: 220, volume: 2200 },</text:p>
            <text:p text:style-name="P14"><text:span text:style-name="T1"><text:s text:c="2"/></text:span>{ area: 329, volume: 1645 },</text:p>
            <text:p text:style-name="P14"><text:span text:style-name="T1"><text:s text:c="2"/></text:span>{ area: 440, volume: 0 },</text:p>
            <text:p text:style-name="P14"><text:span text:style-name="T1"><text:s text:c="2"/></text:span>{ area: 10000, volume: 1000000 },</text:p>
            <text:p text:style-name="P14"><text:span text:style-name="T1"><text:s text:c="2"/></text:span>{ area: 4400, volume: 1100000 }</text:p>
            <text:p text:style-name="P14">]</text:p>
          </table:table-cell>
        </table:table-row>
      </table:table>
      <text:p text:style-name="P1"/>
      <text:list xml:id="list105808612974880" text:continue-numbering="true" text:style-name="WWNum40">
        <text:list-item>
          <text:h text:style-name="P11" text:outline-level="1">Add</text:h>
        </text:list-item>
      </text:list>
      <text:p text:style-name="Standard">Write a program that keeps a number <text:span text:style-name="Strong">inside its context</text:span> and <text:span text:style-name="T5">returns</text:span> new function that <text:span text:style-name="Strong">adds</text:span> a <text:span text:style-name="Strong">given</text:span> number to the previous one.</text:p>
      <text:h text:style-name="Heading_20_3" text:outline-level="3">Input</text:h>
      <text:p text:style-name="Standard">Check the <text:span text:style-name="Strong">examples</text:span> <text:span text:style-name="Strong">below</text:span> to see how your code will be executed</text:p>
      <text:h text:style-name="Heading_20_3" text:outline-level="3">Output</text:h>
      <text:p text:style-name="Standard">Your function should <text:span text:style-name="Strong">return</text:span> the final result .</text:p>
      <text:h text:style-name="Heading_20_3" text:outline-level="3">Examples</text:h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13">Sample Input</text:p>
          </table:table-cell>
          <table:table-cell table:style-name="Таблица5.A1" office:value-type="string">
            <text:p text:style-name="P13">Output</text:p>
          </table:table-cell>
        </table:table-row>
        <table:table-row table:style-name="Таблица5.1">
          <table:table-cell table:style-name="Таблица5.A2" office:value-type="string">
            <text:p text:style-name="P14">let add5 = solution(5);</text:p>
            <text:p text:style-name="P14">console.log(add5(2));</text:p>
            <text:p text:style-name="P14">console.log(add5(3));</text:p>
          </table:table-cell>
          <table:table-cell table:style-name="Таблица5.B2" office:value-type="string">
            <text:p text:style-name="P14">7</text:p>
            <text:p text:style-name="P14">8</text:p>
          </table:table-cell>
        </table:table-row>
        <table:table-row table:style-name="Таблица5.1">
          <table:table-cell table:style-name="Таблица5.A3" office:value-type="string">
            <text:p text:style-name="P14">let add7 = solution(7);</text:p>
            <text:p text:style-name="P14">console.log(add7(2));</text:p>
            <text:p text:style-name="P14">console.log(add7(3));</text:p>
          </table:table-cell>
          <table:table-cell table:style-name="Таблица5.B3" office:value-type="string">
            <text:p text:style-name="P14">9</text:p>
            <text:p text:style-name="P14">10</text:p>
          </table:table-cell>
        </table:table-row>
      </table:table>
      <text:list xml:id="list105809367891352" text:continue-numbering="true" text:style-name="WWNum40">
        <text:list-item>
          <text:h text:style-name="P11" text:outline-level="1">Currency Format</text:h>
        </text:list-item>
      </text:list>
      <text:p text:style-name="Standard">Write a <text:span text:style-name="T5">higher-order</text:span> function <text:span text:style-name="Code_20_Char">createFormatter</text:span> that fixes some of the parameters of another function. Your program will <text:span text:style-name="T6">receive four parameters</text:span>: <text:span text:style-name="T6">three values</text:span> and a <text:span text:style-name="T6">function</text:span> that <text:span text:style-name="T5">takes 4 parameters</text:span> and <text:span text:style-name="T5">returns a formatted string</text:span> (a monetary value with currency symbol). </text:p>
      <text:p text:style-name="Standard">Your task is to <text:span text:style-name="T5">return a partially applied function</text:span>, based on the input function, that has its <text:span text:style-name="T6">first three</text:span> parameters fixed and only <text:span text:style-name="T5">takes one parameter</text:span>.</text:p>
      <text:p text:style-name="Standard"><text:soft-page-break/>You will receive the following function: 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3">currencyFormatter</text:p>
          </table:table-cell>
        </table:table-row>
        <table:table-row table:style-name="Таблица6.1">
          <table:table-cell table:style-name="Таблица6.A2" office:value-type="string">
            <text:p text:style-name="P17">function currencyFormatter(separator, symbol, symbolFirst, value) {</text:p>
            <text:p text:style-name="P17"><text:span text:style-name="T1"><text:s text:c="4"/></text:span>let result = Math.trunc(value) + separator;</text:p>
            <text:p text:style-name="P17"><text:span text:style-name="T1"><text:s text:c="4"/></text:span>result += value.toFixed(2).substr(-2,2);</text:p>
            <text:p text:style-name="P17"><text:span text:style-name="T1"><text:s text:c="4"/></text:span>if (symbolFirst) return symbol + ' ' + result;</text:p>
            <text:p text:style-name="P17"><text:span text:style-name="T1"><text:s text:c="4"/></text:span>else return result + ' ' + symbol;</text:p>
            <text:p text:style-name="P17">}</text:p>
          </table:table-cell>
        </table:table-row>
      </table:table>
      <text:p text:style-name="Standard">Receive and set the following parameters to fixed values:</text:p>
      <text:p text:style-name="P16">separator</text:p>
      <text:p text:style-name="P16">symbol</text:p>
      <text:p text:style-name="P16">symbolFirst</text:p>
      <text:p text:style-name="Standard">The final parameter <text:span text:style-name="Code_20_Char"><text:span text:style-name="T25">value</text:span></text:span> is the one that the returned function must receive.</text:p>
      <text:h text:style-name="Heading_20_3" text:outline-level="3">Input</text:h>
      <text:p text:style-name="Standard">You will receive four parameters:</text:p>
      <text:list xml:id="list2752612489" text:style-name="WWNum48">
        <text:list-item>
          <text:p text:style-name="P18"><text:span text:style-name="Code_20_Char">separator</text:span> (string)</text:p>
        </text:list-item>
        <text:list-item>
          <text:p text:style-name="P18"><text:span text:style-name="Code_20_Char">symbol</text:span> (string)</text:p>
        </text:list-item>
        <text:list-item>
          <text:p text:style-name="P18"><text:span text:style-name="Code_20_Char">symbolFirst</text:span> (Boolean)</text:p>
        </text:list-item>
        <text:list-item>
          <text:p text:style-name="P18"><text:span text:style-name="Code_20_Char">formatter</text:span> (function)</text:p>
        </text:list-item>
      </text:list>
      <text:h text:style-name="Heading_20_3" text:outline-level="3">Output</text:h>
      <text:p text:style-name="Standard">You need to <text:span text:style-name="Strong">return a function</text:span> that takes one parameter - <text:span text:style-name="Code_20_Char"><text:span text:style-name="T25">value</text:span></text:span></text:p>
      <text:h text:style-name="Heading_20_3" text:outline-level="3">Examples</text:h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13">Sample Input</text:p>
          </table:table-cell>
        </table:table-row>
        <table:table-row table:style-name="Таблица7.1">
          <table:table-cell table:style-name="Таблица7.A2" office:value-type="string">
            <text:p text:style-name="P17">let dollarFormatter = createFormatter(',', '$', true, currencyFormatter);</text:p>
            <text:p text:style-name="P17">console.log(dollarFormatter(5345)); <text:s text:c="2"/><text:span text:style-name="T26">// $ 5345,00</text:span></text:p>
            <text:p text:style-name="P17">console.log(dollarFormatter(3.1429)); <text:span text:style-name="T26">// $ 3,14</text:span></text:p>
            <text:p text:style-name="P17">console.log(dollarFormatter(2.709)); <text:s/><text:span text:style-name="T26">// $ 2,71</text:span></text:p>
          </table:table-cell>
        </table:table-row>
      </table:table>
      <text:list xml:id="list105808439377975" text:continue-list="list105809367891352" text:style-name="WWNum40">
        <text:list-item>
          <text:h text:style-name="P11" text:outline-level="1">Filter Employees</text:h>
        </text:list-item>
      </text:list>
      <text:p text:style-name="Standard">Write a program that filters the employees of your company. You should <text:s/>print the result in a specific format. You will receive <text:span text:style-name="T5">2</text:span> parameters (<text:span text:style-name="T7">data</text:span>, <text:span text:style-name="T7">criteria</text:span>). You should <text:span text:style-name="T5">parse</text:span> the input, find all employees that fullfil the citeria and print them.</text:p>
      <text:h text:style-name="Heading_20_3" text:outline-level="3">Input</text:h>
      <text:p text:style-name="Standard">You will receive a <text:span text:style-name="T5">string</text:span> with all the employees, and a <text:span text:style-name="T7">criteria</text:span> by witch you should sort the employees. If the criteria is <text:span text:style-name="T7">"all"</text:span> print all the employees in the given format.</text:p>
      <text:h text:style-name="Heading_20_3" text:outline-level="3">Output</text:h>
      <text:p text:style-name="Standard">The output should be the <text:span text:style-name="Strong">printed</text:span> on the console. </text:p>
      <text:p text:style-name="Standard">For more information check the examples.</text:p>
      <text:h text:style-name="Heading_20_3" text:outline-level="3"><text:soft-page-break/>Examples</text:h>
      <table:table table:name="Таблица8" table:style-name="Таблица8">
        <table:table-column table:style-name="Таблица8.A" table:number-columns-repeated="2"/>
        <table:table-row table:style-name="Таблица8.1">
          <table:table-cell table:style-name="Таблица8.A1" office:value-type="string">
            <text:p text:style-name="P13">Sample Input</text:p>
          </table:table-cell>
          <table:table-cell table:style-name="Таблица8.A1" office:value-type="string">
            <text:p text:style-name="P13">Output</text:p>
          </table:table-cell>
        </table:table-row>
        <table:table-row table:style-name="Таблица8.1">
          <table:table-cell table:style-name="Таблица8.A2" office:value-type="string">
            <text:p text:style-name="P14">`[{</text:p>
            <text:p text:style-name="P14"><text:span text:style-name="T1"><text:s text:c="4"/></text:span>"id": "1",</text:p>
            <text:p text:style-name="P14"><text:span text:style-name="T1"><text:s text:c="4"/></text:span>"first_name": "Ardine",</text:p>
            <text:p text:style-name="P14"><text:span text:style-name="T1"><text:s text:c="4"/></text:span>"last_name": "Bassam",</text:p>
            <text:p text:style-name="P14"><text:span text:style-name="T1"><text:s text:c="4"/></text:span>"email": "abassam0@cnn.com",</text:p>
            <text:p text:style-name="P14"><text:span text:style-name="T1"><text:s text:c="4"/></text:span>"<text:span text:style-name="T27">gender</text:span>": "<text:span text:style-name="T28">Female</text:span>"</text:p>
            <text:p text:style-name="P14"><text:span text:style-name="T1"><text:s text:c="2"/></text:span>}, {</text:p>
            <text:p text:style-name="P14"><text:span text:style-name="T1"><text:s text:c="4"/></text:span>"id": "2",</text:p>
            <text:p text:style-name="P14"><text:span text:style-name="T1"><text:s text:c="4"/></text:span>"first_name": "Kizzee",</text:p>
            <text:p text:style-name="P14"><text:span text:style-name="T1"><text:s text:c="4"/></text:span>"last_name": "Jost",</text:p>
            <text:p text:style-name="P14"><text:span text:style-name="T1"><text:s text:c="4"/></text:span>"email": "kjost1@forbes.com",</text:p>
            <text:p text:style-name="P14"><text:span text:style-name="T1"><text:s text:c="4"/></text:span>"<text:span text:style-name="T27">gender</text:span>": "<text:span text:style-name="T28">Female</text:span>"</text:p>
            <text:p text:style-name="P14"><text:span text:style-name="T1"><text:s text:c="2"/></text:span>}, <text:s/></text:p>
            <text:p text:style-name="P14">{</text:p>
            <text:p text:style-name="P14"><text:span text:style-name="T1"><text:s text:c="4"/></text:span>"id": "3",</text:p>
            <text:p text:style-name="P14"><text:span text:style-name="T1"><text:s text:c="4"/></text:span>"first_name": "Evanne",</text:p>
            <text:p text:style-name="P14"><text:span text:style-name="T1"><text:s text:c="4"/></text:span>"last_name": "Maldin",</text:p>
            <text:p text:style-name="P14"><text:span text:style-name="T1"><text:s text:c="4"/></text:span>"email": "emaldin2@hostgator.com",</text:p>
            <text:p text:style-name="P14"><text:span text:style-name="T1"><text:s text:c="4"/></text:span>"gender": "Male"</text:p>
            <text:p text:style-name="P14"><text:span text:style-name="T1"><text:s text:c="2"/></text:span>}]`, </text:p>
            <text:p text:style-name="P14">'<text:span text:style-name="T27">gender-</text:span><text:span text:style-name="T28">Female'</text:span></text:p>
          </table:table-cell>
          <table:table-cell table:style-name="Таблица8.B2" office:value-type="string">
            <text:p text:style-name="P14">0. Ardine Bassam - abassam0@cnn.com</text:p>
            <text:p text:style-name="P14">1. Kizzee Jost - kjost1@forbes.com</text:p>
          </table:table-cell>
        </table:table-row>
        <table:table-row table:style-name="Таблица8.1">
          <table:table-cell table:style-name="Таблица8.A3" office:value-type="string">
            <text:p text:style-name="P14">`[{</text:p>
            <text:p text:style-name="P14"><text:span text:style-name="T1"><text:s text:c="4"/></text:span>"id": "1",</text:p>
            <text:p text:style-name="P14"><text:span text:style-name="T1"><text:s text:c="4"/></text:span>"first_name": "Kaylee",</text:p>
            <text:p text:style-name="P14"><text:span text:style-name="T1"><text:s text:c="4"/></text:span>"<text:span text:style-name="T27">last_name</text:span>": "<text:span text:style-name="T28">Johnson</text:span>",</text:p>
            <text:p text:style-name="P14"><text:span text:style-name="T1"><text:s text:c="4"/></text:span>"email": "k0@cnn.com",</text:p>
            <text:p text:style-name="P14"><text:span text:style-name="T1"><text:s text:c="4"/></text:span>"gender": "Female"</text:p>
            <text:p text:style-name="P14"><text:span text:style-name="T1"><text:s text:c="2"/></text:span>}, {</text:p>
            <text:p text:style-name="P14"><text:span text:style-name="T1"><text:s text:c="4"/></text:span>"id": "2",</text:p>
            <text:p text:style-name="P14"><text:span text:style-name="T1"><text:s text:c="4"/></text:span>"first_name": "Kizzee",</text:p>
            <text:p text:style-name="P14"><text:span text:style-name="T1"><text:s text:c="4"/></text:span>"<text:span text:style-name="T27">last_name</text:span>": "<text:span text:style-name="T28">Johnson</text:span>",</text:p>
            <text:p text:style-name="P14"><text:span text:style-name="T1"><text:s text:c="4"/></text:span>"email": "kjost1@forbes.com",</text:p>
            <text:p text:style-name="P14"><text:span text:style-name="T1"><text:s text:c="4"/></text:span>"gender": "Female"</text:p>
            <text:p text:style-name="P14"><text:span text:style-name="T1"><text:s text:c="2"/></text:span>}, {</text:p>
            <text:p text:style-name="P14"><text:span text:style-name="T1"><text:s text:c="4"/></text:span>"id": "3",</text:p>
            <text:p text:style-name="P14"><text:span text:style-name="T1"><text:s text:c="4"/></text:span>"first_name": "Evanne",</text:p>
            <text:p text:style-name="P14"><text:span text:style-name="T1"><text:s text:c="4"/></text:span>"last_name": "Maldin",</text:p>
            <text:p text:style-name="P14"><text:span text:style-name="T1"><text:s text:c="4"/></text:span>"email": "emaldin2@hostgator.com",</text:p>
            <text:p text:style-name="P14"><text:span text:style-name="T1"><text:s text:c="4"/></text:span>"gender": "Male"</text:p>
            <text:p text:style-name="P14"><text:span text:style-name="T1"><text:s text:c="2"/></text:span>}, {</text:p>
            <text:p text:style-name="P14"><text:soft-page-break/><text:span text:style-name="T1"><text:s text:c="4"/></text:span>"id": "4",</text:p>
            <text:p text:style-name="P14"><text:span text:style-name="T1"><text:s text:c="4"/></text:span>"first_name": "Evanne",</text:p>
            <text:p text:style-name="P14"><text:span text:style-name="T1"><text:s text:c="4"/></text:span>"<text:span text:style-name="T27">last_name</text:span>": "<text:span text:style-name="T28">Johnson</text:span>",</text:p>
            <text:p text:style-name="P14"><text:span text:style-name="T1"><text:s text:c="4"/></text:span>"email": "ev2@hostgator.com",</text:p>
            <text:p text:style-name="P14"><text:span text:style-name="T1"><text:s text:c="4"/></text:span>"gender": "Male"</text:p>
            <text:p text:style-name="P14"><text:span text:style-name="T1"><text:s text:c="2"/></text:span>}]`,</text:p>
            <text:p text:style-name="P14"><text:span text:style-name="T1"><text:s/></text:span><text:span text:style-name="T27">'last_name-</text:span><text:span text:style-name="T28">Johnson'</text:span></text:p>
            <text:p text:style-name="P14"/>
          </table:table-cell>
          <table:table-cell table:style-name="Таблица8.B3" office:value-type="string">
            <text:p text:style-name="P14">0. Kaylee Johnson - k0@cnn.com</text:p>
            <text:p text:style-name="P14">1. Kizzee Johnson - kjost1@forbes.com</text:p>
            <text:p text:style-name="P14">2. Evanne Johnson - ev2@hostgator.com</text:p>
          </table:table-cell>
        </table:table-row>
      </table:table>
      <text:list xml:id="list105809223369272" text:continue-numbering="true" text:style-name="WWNum40">
        <text:list-item>
          <text:h text:style-name="P11" text:outline-level="1">Command Processor</text:h>
        </text:list-item>
      </text:list>
      <text:p text:style-name="Standard">Write a program that keeps a string <text:span text:style-name="Strong">inside its context</text:span> and can execute different <text:span text:style-name="Strong">commands</text:span> that modify or print the string on the console.</text:p>
      <text:p text:style-name="Standard"><text:span text:style-name="Code_20_Char">append(string)</text:span> - append the given <text:span text:style-name="Strong">string</text:span> at the end of the internal string</text:p>
      <text:p text:style-name="Standard"><text:span text:style-name="Code_20_Char">removeStart(n)</text:span> - <text:span text:style-name="Strong">remove</text:span> the <text:span text:style-name="Strong">first</text:span> <text:span text:style-name="Strong">n</text:span> characters from the string, <text:span text:style-name="Code_20_Char">n</text:span> is an integer</text:p>
      <text:p text:style-name="Standard"><text:span text:style-name="Code_20_Char">removeEnd(n)</text:span> - <text:span text:style-name="Strong">remove</text:span> the <text:span text:style-name="Strong">last n</text:span> characters from the string, <text:span text:style-name="Code_20_Char">n</text:span> is an integer</text:p>
      <text:p text:style-name="Standard"><text:span text:style-name="Code_20_Char">print</text:span> - <text:span text:style-name="Strong">print</text:span> the stored string on the <text:span text:style-name="Strong">console</text:span></text:p>
      <text:h text:style-name="Heading_20_3" text:outline-level="3">Input</text:h>
      <text:p text:style-name="Standard">Check the examples below to see how your code will be executed</text:p>
      <text:h text:style-name="Heading_20_3" text:outline-level="3">Output</text:h>
      <text:p text:style-name="Standard">Whenever you receive the command <text:span text:style-name="Code_20_Char"><text:span text:style-name="T25">print</text:span></text:span>, the output should be the <text:span text:style-name="Strong">printed</text:span> on the console.</text:p>
      <text:h text:style-name="Heading_20_3" text:outline-level="3">Examples</text:h>
      <table:table table:name="Таблица9" table:style-name="Таблица9">
        <table:table-column table:style-name="Таблица9.A" table:number-columns-repeated="2"/>
        <table:table-row table:style-name="Таблица9.1">
          <table:table-cell table:style-name="Таблица9.A1" office:value-type="string">
            <text:p text:style-name="P13">Sample Input</text:p>
          </table:table-cell>
          <table:table-cell table:style-name="Таблица9.A1" office:value-type="string">
            <text:p text:style-name="P13">Output</text:p>
          </table:table-cell>
        </table:table-row>
        <table:table-row table:style-name="Таблица9.1">
          <table:table-cell table:style-name="Таблица9.A2" office:value-type="string">
            <text:p text:style-name="P14">let firstZeroTest = solution();</text:p>
            <text:p text:style-name="P15"/>
            <text:p text:style-name="P14">firstZeroTest.append('hello');</text:p>
            <text:p text:style-name="P14">firstZeroTest.append('again');</text:p>
            <text:p text:style-name="P14">firstZeroTest.removeStart(3);</text:p>
            <text:p text:style-name="P14">firstZeroTest.removeEnd(4);</text:p>
          </table:table-cell>
          <table:table-cell table:style-name="Таблица9.B2" office:value-type="string">
            <text:p text:style-name="P14">loa</text:p>
          </table:table-cell>
        </table:table-row>
        <table:table-row table:style-name="Таблица9.1">
          <table:table-cell table:style-name="Таблица9.A3" office:value-type="string">
            <text:p text:style-name="P14">let secondZeroTest = solution();</text:p>
            <text:p text:style-name="P15"/>
            <text:p text:style-name="P14">secondZeroTest.append('123');</text:p>
            <text:p text:style-name="P14">secondZeroTest.append('45');</text:p>
            <text:p text:style-name="P14">secondZeroTest.removeStart(2);</text:p>
            <text:p text:style-name="P14">secondZeroTest.removeEnd(1);</text:p>
            <text:p text:style-name="P14">secondZeroTest.print();</text:p>
          </table:table-cell>
          <table:table-cell table:style-name="Таблица9.B3" office:value-type="string">
            <text:p text:style-name="P14">34</text:p>
          </table:table-cell>
        </table:table-row>
      </table:table>
      <text:p text:style-name="P2"/>
      <text:list xml:id="list105809593368549" text:continue-numbering="true" text:style-name="WWNum40">
        <text:list-item>
          <text:h text:style-name="P11" text:outline-level="1"><text:soft-page-break/>List Processor</text:h>
        </text:list-item>
      </text:list>
      <text:p text:style-name="Standard">Using a closure, create an inner object to process list commands. The commands supported should be the following:</text:p>
      <text:list xml:id="list171361585" text:style-name="WWNum43">
        <text:list-item>
          <text:p text:style-name="P19"><text:span text:style-name="T5">add</text:span> <text:span text:style-name="T5">&lt;string&gt;</text:span> - adds the following string in an inner collection.</text:p>
        </text:list-item>
        <text:list-item>
          <text:p text:style-name="P19"><text:span text:style-name="T5">remove</text:span> <text:span text:style-name="T5">&lt;string&gt;</text:span> - removes all occurrences of the supplied <text:span text:style-name="T5">&lt;string&gt;</text:span> from the inner collection.</text:p>
        </text:list-item>
        <text:list-item>
          <text:p text:style-name="P19"><text:span text:style-name="T5">print</text:span> - prints all elements of the inner collection joined by <text:span text:style-name="T5">","</text:span>.</text:p>
        </text:list-item>
      </text:list>
      <text:h text:style-name="Heading_20_3" text:outline-level="3">Input</text:h>
      <text:p text:style-name="Standard">The <text:span text:style-name="T5">input</text:span> will come as an <text:span text:style-name="T5">array of strings</text:span> - each string represents a <text:span text:style-name="T5">command</text:span> to be executed from the command execution engine.</text:p>
      <text:h text:style-name="Heading_20_3" text:outline-level="3">Output</text:h>
      <text:p text:style-name="Standard">For every print command - you should print on the console the inner collection joined by <text:span text:style-name="T5">","</text:span></text:p>
      <text:h text:style-name="Heading_20_3" text:outline-level="3">Examples</text:h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3">Input</text:p>
          </table:table-cell>
          <table:table-cell table:style-name="Таблица10.A1" office:value-type="string">
            <text:p text:style-name="P13">Output</text:p>
          </table:table-cell>
        </table:table-row>
        <table:table-row table:style-name="Таблица10.1">
          <table:table-cell table:style-name="Таблица10.A2" office:value-type="string">
            <text:p text:style-name="P7"><text:span text:style-name="T11">[</text:span><text:span text:style-name="T8">'add hello'</text:span><text:span text:style-name="T11">, </text:span><text:span text:style-name="T8">'add again'</text:span><text:span text:style-name="T11">, </text:span><text:span text:style-name="T8">'remove hello'</text:span><text:span text:style-name="T11">, </text:span><text:span text:style-name="T8">'add again'</text:span><text:span text:style-name="T11">, </text:span><text:span text:style-name="T8">'print'</text:span><text:span text:style-name="T11">]</text:span></text:p>
          </table:table-cell>
          <table:table-cell table:style-name="Таблица10.B2" office:value-type="string">
            <text:p text:style-name="P7"><text:span text:style-name="T8">again,again</text:span></text:p>
          </table:table-cell>
        </table:table-row>
        <table:table-row table:style-name="Таблица10.1">
          <table:table-cell table:style-name="Таблица10.A3" office:value-type="string">
            <text:p text:style-name="P7"><text:span text:style-name="T11">[</text:span><text:span text:style-name="T8">'add pesho'</text:span><text:span text:style-name="T11">, </text:span><text:span text:style-name="T8">'add george'</text:span><text:span text:style-name="T11">, </text:span><text:span text:style-name="T8">'add peter'</text:span><text:span text:style-name="T11">, </text:span><text:span text:style-name="T8">'remove peter'</text:span><text:span text:style-name="T11">,</text:span><text:span text:style-name="T8">'print'</text:span><text:span text:style-name="T11">]</text:span></text:p>
          </table:table-cell>
          <table:table-cell table:style-name="Таблица10.B3" office:value-type="string">
            <text:p text:style-name="P14">pesho, george</text:p>
          </table:table-cell>
        </table:table-row>
      </table:table>
      <text:p text:style-name="P1"/>
      <text:list xml:id="list105809629205547" text:continue-list="list105809593368549" text:style-name="WWNum40">
        <text:list-item>
          <text:h text:style-name="P11" text:outline-level="1">Cars</text:h>
        </text:list-item>
      </text:list>
      <text:p text:style-name="Standard">Write a closure that can create and modify objects. All created objects should be <text:span text:style-name="T5">kept</text:span> and be accessible by <text:span text:style-name="T5">name</text:span>. You should support the following functionality:</text:p>
      <text:list xml:id="list3626562732" text:style-name="WWNum45">
        <text:list-item>
          <text:p text:style-name="P20"><text:span text:style-name="Code_20_Char">create &lt;name&gt;</text:span> - creates an object with the supplied <text:span text:style-name="T5">&lt;name&gt;</text:span></text:p>
        </text:list-item>
        <text:list-item>
          <text:p text:style-name="P20"><text:span text:style-name="Code_20_Char">create &lt;name&gt; inherits &lt;parentName&gt;</text:span> - creates an object with the given <text:span text:style-name="Code_20_Char">&lt;name&gt;</text:span>, that inherits from the parent object with the <text:span text:style-name="Code_20_Char">&lt;parentName&gt;</text:span></text:p>
        </text:list-item>
        <text:list-item>
          <text:p text:style-name="P20"><text:span text:style-name="Code_20_Char">set &lt;name&gt; &lt;key&gt; &lt;value&gt;</text:span> - sets the property with key equal to <text:span text:style-name="Code_20_Char">&lt;key&gt;</text:span> to <text:span text:style-name="Code_20_Char">&lt;value&gt;</text:span> in the object with the supplied <text:span text:style-name="Code_20_Char">&lt;name&gt;</text:span>.</text:p>
        </text:list-item>
        <text:list-item>
          <text:p text:style-name="P20"><text:span text:style-name="Code_20_Char">print &lt;name&gt;</text:span> - prints the object with the supplied <text:span text:style-name="Code_20_Char">&lt;name&gt;</text:span> in the format <text:span text:style-name="Code_20_Char">"&lt;key1&gt;:&lt;value1&gt;,&lt;key2&gt;:&lt;value2&gt;…"</text:span> - the printing should also print all <text:span text:style-name="T5">inherited properties</text:span> from parent objects. Inherited properties should come after own properties.</text:p>
        </text:list-item>
      </text:list>
      <text:h text:style-name="Heading_20_3" text:outline-level="3">Input</text:h>
      <text:p text:style-name="Standard">The <text:span text:style-name="T5">input</text:span> will come as an <text:span text:style-name="T5">array of strings</text:span> - each string represents a <text:span text:style-name="T5">command</text:span> to be executed from your closure.</text:p>
      <text:h text:style-name="Heading_20_3" text:outline-level="3">Output</text:h>
      <text:p text:style-name="Standard">For every <text:span text:style-name="Code_20_Char">print</text:span> command - you should print on the console all properties of the object in the above mentioned format.</text:p>
      <text:h text:style-name="Heading_20_3" text:outline-level="3">Constraints</text:h>
      <text:list xml:id="list990260278" text:style-name="WWNum46">
        <text:list-item>
          <text:p text:style-name="P21"><text:span text:style-name="T5">All commands will always be valid, there will be no nonexistent or incorrect input.</text:span></text:p>
        </text:list-item>
      </text:list>
      <text:h text:style-name="Heading_20_3" text:outline-level="3"><text:soft-page-break/>Examples</text:h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3">Input</text:p>
          </table:table-cell>
          <table:table-cell table:style-name="Таблица11.A1" office:value-type="string">
            <text:p text:style-name="P13">Output</text:p>
          </table:table-cell>
        </table:table-row>
        <table:table-row table:style-name="Таблица11.1">
          <table:table-cell table:style-name="Таблица11.A2" office:value-type="string">
            <text:p text:style-name="P12"><text:span text:style-name="T12">[</text:span><text:span text:style-name="T13">'create c1'</text:span><text:span text:style-name="T12">,</text:span></text:p>
            <text:p text:style-name="P12"><text:span text:style-name="T13">'create c2 inherit c1'</text:span><text:span text:style-name="T12">,</text:span></text:p>
            <text:p text:style-name="P12"><text:span text:style-name="T13">'set c1 color red'</text:span><text:span text:style-name="T12">,</text:span></text:p>
            <text:p text:style-name="P12"><text:span text:style-name="T13">'set c2 model new'</text:span><text:span text:style-name="T12">,</text:span></text:p>
            <text:p text:style-name="P12"><text:span text:style-name="T13">'print c1'</text:span><text:span text:style-name="T12">,</text:span></text:p>
            <text:p text:style-name="P12"><text:span text:style-name="T13">'print c2'</text:span><text:span text:style-name="T12">]</text:span></text:p>
            <text:p text:style-name="P5"/>
          </table:table-cell>
          <table:table-cell table:style-name="Таблица11.B2" office:value-type="string">
            <text:p text:style-name="P7"><text:span text:style-name="T8">color:red</text:span></text:p>
            <text:p text:style-name="P7"><text:span text:style-name="T8">model:new, color:red</text:span></text:p>
            <text:p text:style-name="P8"/>
            <text:p text:style-name="P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86cm" fo:margin-bottom="0.086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20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79" text:visited-style-name="ListLabel_20_79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55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62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6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76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83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90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97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104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11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6" draw:name="Straight Connector 19" draw:style-name="Mgr3" draw:text-style-name="MP6" svg:x1="-0.002cm" svg:y1="0.183cm" svg:x2="18.371cm" svg:y2="0.185cm"><text:p/></draw:line><draw:custom-shape text:anchor-type="paragraph" draw:z-index="27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7</text:page-number></text:span><text:span text:style-name="MT4"><text:s/>of </text:span><text:span text:style-name="MT4"><text:page-count>7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34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s and Homework for the JavaScript Advanced Course at SoftUni</dc:title>
    <dc:subject>JavaScript Programming Course @ SoftUni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Acer</dc:creator>
    <meta:editing-cycles>10</meta:editing-cycles>
    <meta:print-date>2015-10-26T22:35:00</meta:print-date>
    <meta:creation-date>2019-11-12T12:29:00</meta:creation-date>
    <dc:date>2021-01-29T07:25:00</dc:date>
    <meta:editing-duration>PT4H38M</meta:editing-duration>
    <meta:generator>LibreOffice/6.1.3.2$Windows_X86_64 LibreOffice_project/86daf60bf00efa86ad547e59e09d6bb77c699acb</meta:generator>
    <meta:document-statistic meta:table-count="11" meta:image-count="10" meta:object-count="0" meta:page-count="7" meta:paragraph-count="235" meta:word-count="1159" meta:character-count="7935" meta:non-whitespace-character-count="6787"/>
    <meta:user-defined meta:name="AppVersion">15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" xlink:href=""/>
  </office:meta>
</office:document-meta>
</file>